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45" calcext:value-type="float">
            <text:p>13,45</text:p>
          </table:table-cell>
          <table:table-cell table:style-name="ce13" office:value-type="float" office:value="23.15" calcext:value-type="float">
            <text:p>23,15</text:p>
          </table:table-cell>
          <table:table-cell table:style-name="ce13" office:value-type="float" office:value="18.39" calcext:value-type="float">
            <text:p>18,39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Hauteur (mètres)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9" calcext:value-type="float">
            <text:p>5,29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12" calcext:value-type="float">
            <text:p>3,12</text:p>
          </table:table-cell>
          <table:table-cell table:style-name="ce17" office:value-type="float" office:value="3.99" calcext:value-type="float">
            <text:p>3,99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Surface Totale (m)</text:p>
          </table:table-cell>
          <table:table-cell table:style-name="ce21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6:39.06441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17:44.930798400</dc:date>
    <meta:editing-duration>PT2H21M26S</meta:editing-duration>
    <meta:editing-cycles>31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